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1.023cm"/>
    </style:style>
    <style:style style:name="co5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/>
    </style:style>
    <style:style style:name="ce2" style:family="table-cell" style:parent-style-name="Default">
      <style:table-cell-properties fo:background-color="#00dcf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SP-Buchse</text:p>
          </table:table-cell>
          <table:table-cell table:number-columns-repeated="4"/>
          <table:table-cell office:value-type="string" calcext:value-type="string">
            <text:p>MCP2301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O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O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3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,3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3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IO3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ESET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IO3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CL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IO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SDA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OSI / IO1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B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IO27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MISO / IO1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IO26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CLK / IO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B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IO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,3V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IO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7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IN/OUT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 calcext:value-type="string">
            <text:p>I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3-29T21:22:06.958190558</meta:creation-date>
    <dc:date>2024-03-29T21:38:08.191679588</dc:date>
    <meta:editing-duration>PT5M31S</meta:editing-duration>
    <meta:editing-cycles>1</meta:editing-cycles>
    <meta:document-statistic meta:table-count="1" meta:cell-count="84" meta:object-count="0"/>
    <meta:generator>LibreOffice/6.4.4.2$MacOSX_X86_64 LibreOffice_project/3d775be2011f3886db32dfd395a6a6d1ca2630ff</meta:generator>
  </office:meta>
</office:document-meta>
</file>